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none"/>
    </style:style>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text-properties fo:font-size="16pt" style:font-size-asian="14pt" style:font-size-complex="16pt"/>
    </style:style>
    <style:style style:name="P4" style:family="paragraph" style:parent-style-name="Standard">
      <style:text-properties fo:font-size="12pt" style:font-size-asian="10.5pt" style:font-size-complex="12pt"/>
    </style:style>
    <style:style style:name="P5" style:family="paragraph" style:parent-style-name="Standard">
      <style:paragraph-properties fo:text-align="start" style:justify-single-word="false"/>
      <style:text-properties fo:font-size="12pt" style:font-size-asian="10.5pt" style:font-size-complex="12pt"/>
    </style:style>
    <style:style style:name="P6" style:family="paragraph" style:parent-style-name="Standard">
      <style:paragraph-properties fo:text-align="center" style:justify-single-word="false"/>
      <style:text-properties fo:font-size="12pt" style:font-size-asian="10.5pt" style:font-size-complex="12pt"/>
    </style:style>
    <style:style style:name="P7" style:family="paragraph" style:parent-style-name="Standard">
      <style:paragraph-properties fo:break-before="page"/>
      <style:text-properties fo:font-size="16pt" style:font-size-asian="14pt" style:font-size-complex="16pt"/>
    </style:style>
    <style:style style:name="P8" style:family="paragraph" style:parent-style-name="Header">
      <style:paragraph-properties fo:text-align="center" style:justify-single-word="false" fo:break-before="page"/>
      <style:text-properties fo:font-size="26pt" style:text-underline-style="none" style:font-size-asian="22.75pt" style:font-size-complex="26pt"/>
    </style:style>
    <style:style style:name="P9" style:family="paragraph" style:parent-style-name="Header">
      <style:paragraph-properties fo:text-align="center" style:justify-single-word="false"/>
      <style:text-properties fo:font-size="26pt" style:text-underline-style="none" style:font-size-asian="22.75pt" style:font-size-complex="26pt"/>
    </style:style>
    <style:style style:name="P10" style:family="paragraph" style:parent-style-name="Header">
      <style:paragraph-properties fo:text-align="start" style:justify-single-word="false"/>
      <style:text-properties fo:font-size="12pt" style:text-underline-style="none" style:font-size-asian="10.5pt" style:font-size-complex="12pt"/>
    </style:style>
    <style:style style:name="P11" style:family="paragraph" style:parent-style-name="Header">
      <style:paragraph-properties fo:text-align="center" style:justify-single-word="false"/>
      <style:text-properties fo:font-size="12pt" style:font-size-asian="10.5pt" style:font-size-complex="12pt"/>
    </style:style>
    <style:style style:name="P12" style:family="paragraph" style:parent-style-name="Header_20_left">
      <style:paragraph-properties fo:text-align="start" style:justify-single-word="false"/>
      <style:text-properties fo:font-size="12pt" style:text-underline-style="solid" style:text-underline-width="auto" style:text-underline-color="font-color" style:font-size-asian="10.5pt" style:font-size-complex="12pt"/>
    </style:style>
    <style:style style:name="P13" style:family="paragraph" style:parent-style-name="Header_20_left">
      <style:paragraph-properties fo:text-align="start" style:justify-single-word="false"/>
      <style:text-properties fo:font-size="12pt" style:font-size-asian="10.5pt" style:font-size-complex="12pt"/>
    </style:style>
    <style:style style:name="P14" style:family="paragraph" style:parent-style-name="Header_20_left">
      <style:paragraph-properties fo:text-align="start" style:justify-single-word="false"/>
      <style:text-properties fo:font-size="12pt" style:text-underline-style="none" style:font-size-asian="10.5pt" style:font-size-complex="12pt"/>
    </style:style>
    <style:style style:name="P15" style:family="paragraph" style:parent-style-name="Standard" style:list-style-name="L1">
      <style:paragraph-properties fo:text-align="start" style:justify-single-word="false"/>
    </style:style>
    <style:style style:name="P16" style:family="paragraph" style:parent-style-name="Standard">
      <style:text-properties fo:font-size="12pt" style:font-size-asian="10.5pt" style:font-size-complex="12pt"/>
    </style:style>
    <style:style style:name="P17" style:family="paragraph" style:parent-style-name="Standard">
      <style:text-properties fo:font-size="16pt" style:font-size-asian="14pt" style:font-size-complex="16pt"/>
    </style:style>
    <style:style style:name="P18" style:family="paragraph" style:parent-style-name="Standard">
      <style:paragraph-properties fo:text-align="center" style:justify-single-word="false"/>
      <style:text-properties fo:font-size="26pt" style:font-size-asian="26pt" style:font-size-complex="26pt"/>
    </style:style>
    <style:style style:name="P19" style:family="paragraph" style:parent-style-name="Standard">
      <style:paragraph-properties fo:break-before="page"/>
      <style:text-properties fo:font-size="16pt" style:font-size-asian="16pt" style:font-size-complex="16pt"/>
    </style:style>
    <style:style style:name="P20" style:family="paragraph" style:parent-style-name="Header_20_left">
      <style:paragraph-properties fo:text-align="start" style:justify-single-word="false"/>
      <style:text-properties fo:font-size="12pt" style:text-underline-style="solid" style:text-underline-width="auto" style:text-underline-color="font-color" style:font-size-asian="10.5pt" style:font-size-complex="12pt"/>
    </style:style>
    <style:style style:name="P21" style:family="paragraph" style:parent-style-name="Header_20_left">
      <style:paragraph-properties fo:text-align="start" style:justify-single-word="false"/>
      <style:text-properties fo:font-size="12pt" style:font-size-asian="10.5pt" style:font-size-complex="12pt"/>
    </style:style>
    <style:style style:name="P22" style:family="paragraph" style:parent-style-name="Header_20_left">
      <style:paragraph-properties fo:text-align="start" style:justify-single-word="false"/>
      <style:text-properties fo:font-size="12pt" style:text-underline-style="none" style:font-size-asian="10.5pt" style:font-size-complex="12pt"/>
    </style:style>
    <style:style style:name="P23" style:family="paragraph" style:parent-style-name="Header_20_left">
      <style:paragraph-properties fo:text-align="start" style:justify-single-word="false"/>
    </style:style>
    <style:style style:name="P24" style:family="paragraph" style:parent-style-name="Header_20_left">
      <style:paragraph-properties fo:text-align="center" style:justify-single-word="false"/>
      <style:text-properties fo:font-size="26pt" style:font-size-asian="26pt" style:font-size-complex="26pt"/>
    </style:style>
    <style:style style:name="P25" style:family="paragraph" style:parent-style-name="Header_20_left">
      <style:paragraph-properties fo:text-align="center" style:justify-single-word="false" fo:break-before="page"/>
      <style:text-properties fo:font-size="26pt" style:font-size-asian="26pt" style:font-size-complex="26pt"/>
    </style:style>
    <style:style style:name="T1" style:family="text">
      <style:text-properties style:text-underline-style="none"/>
    </style:style>
    <style:style style:name="T2"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teration Plan Week 1</text:p>
      <text:p text:style-name="P2"/>
      <text:p text:style-name="P1">Our plan is to construct the design of use case 1 and use case 3 as seen below, which can be seen in the architecture file attached. We will aim to do this by exploring the scenarios of this use case with a domain model, sequence diagrams, arrangement of necessary classes into modules, and a class diagram.</text:p>
      <text:p text:style-name="P1"/>
      <text:p text:style-name="P1">We will not aim for a full implementation of use case 3, “Group Creation”, as this is the most complicated part of our software. Instead, we implement the following parts of use case 3. Our aim is to have the system function as follows:</text:p>
      <text:p text:style-name="P1"/>
      <text:list xml:id="list1004714621981540102" text:style-name="L1">
        <text:list-item>
          <text:p text:style-name="P15">System receives course number and maximum number of students per group as input (maybe stored).</text:p>
        </text:list-item>
        <text:list-item>
          <text:p text:style-name="P15">System retrieves list of students (will be stored as text file where each line contains a student name and student number separated by comma) we will use dummy data for this.</text:p>
        </text:list-item>
        <text:list-item>
          <text:p text:style-name="P15">System calculates number of students in class from text file of students</text:p>
        </text:list-item>
        <text:list-item>
          <text:p text:style-name="P15">System calculates number of groups and size of each groups</text:p>
        </text:list-item>
        <text:list-item>
          <text:p text:style-name="P15">System creates empty groups</text:p>
        </text:list-item>
        <text:list-item>
          <text:p text:style-name="P15">System fills empty groups with students at random</text:p>
        </text:list-item>
        <text:list-item>
          <text:p text:style-name="P15">Professor is able to view finalized groups and move students from one group to another</text:p>
        </text:list-item>
      </text:list>
      <text:p text:style-name="P1"/>
      <text:p text:style-name="P1">We chose this as our first iteration as we believe this would create the most significant reduction in risk. This is because use case 3 covers the essential feature of our software, creating the groups of students. As well, this implementation will supply us with executable architecture which we will be able to show to the customer.</text:p>
      <text:p text:style-name="P1"/>
      <text:p text:style-name="P1">Use case 3 can be seen below.</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4"><text:soft-page-break/>Use Case 1,</text:p>
      <text:p text:style-name="P24">Specifying Group Parameters</text:p>
      <text:p text:style-name="P13"/>
      <text:p text:style-name="P12">Actor:<text:span text:style-name="T1"> The instructor</text:span></text:p>
      <text:p text:style-name="P13"/>
      <text:p text:style-name="P13"><text:span text:style-name="T2">Description:</text:span><text:span text:style-name="T1"> The</text:span> instructor creates a new set of groups based on a list of students and determines the maximum group size, specifies which students can and cannot work together, and whether or not the groups are to be created based on skill. He or she must also specify a deadline for students inputting personal information into the system. If the instructor wants groups to be created based on skill, a self-evaluation questionnaire must be provided. All the parameters input during this step can be edited until the instructor decides to continue with group creation, at which point they are no longer editable. The parameters, <text:s/>once entered, are available to the students.</text:p>
      <text:p text:style-name="P13"/>
      <text:p text:style-name="P12">Flow:<text:span text:style-name="T1"> See the following page. The first alternate path addresses the case where the instructor wants to create skill-based groups. The second alternate path shows the flow in the case where the instructor is editing parameters that were made previously.</text:span></text:p>
      <text:p text:style-name="P14"/>
      <text:p text:style-name="P12">Preconditions:<text:span text:style-name="T1">The professor must be registered at the institution and teaching a course during the current term</text:span></text:p>
      <text:p text:style-name="P14"/>
      <text:p text:style-name="P13"><text:span text:style-name="T2">Postconditions</text:span><text:span text:style-name="T1">: Maximum group size, whether or not the groups are skill based, and a deadline must be specified. Students are notified about the information requirements and deadline</text:span></text:p>
      <text:p text:style-name="P25">Use Case 1,</text:p>
      <text:p text:style-name="P24">Specifying Group Parameters</text:p>
      <table:table table:name="Table1" table:style-name="Table1">
        <table:table-column table:style-name="Table1.A" table:number-columns-repeated="3"/>
        <table:table-row>
          <table:table-cell table:style-name="Table1.A1" office:value-type="string">
            <text:p text:style-name="P19">Main Path</text:p>
            <text:p text:style-name="Standard"><text:tab/><text:tab/><text:tab/><text:tab/></text:p>
            <text:p text:style-name="Standard">1. instructor starts a new set of groups</text:p>
            <text:p text:style-name="Standard">2. The system retrieves the list of students from school database</text:p>
            <text:p text:style-name="Standard">3. instructor specifies the maximum number of students per group</text:p>
            <text:p text:style-name="Standard">4. instructor specifies a deadline for accepting student information</text:p>
            <text:p text:style-name="Standard">5. instructor indicates that groups do not need to be based on skill</text:p>
            <text:p text:style-name="Standard"/>
            <text:p text:style-name="Standard"/>
            <text:p text:style-name="Standard">6. instructor specifies what students can and cannot work together</text:p>
            <text:p text:style-name="Standard">7. Information about group parameters is made available to students</text:p>
            <text:p text:style-name="Standard"/>
            <text:p text:style-name="P18"/>
          </table:table-cell>
          <table:table-cell table:style-name="Table1.A1" office:value-type="string">
            <text:p text:style-name="P3">Alternate Pat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5.1.1 instructor indicates that groups are based on skill</text:p>
            <text:p text:style-name="Standard">5.1.2 instructor specifies self evaluation questionnaire</text:p>
            <text:p text:style-name="P18"/>
          </table:table-cell>
          <table:table-cell table:style-name="Table1.A1" office:value-type="string">
            <text:p text:style-name="P3">Alternate Path 2</text:p>
            <text:p text:style-name="P4"/>
            <text:p text:style-name="Standard">1.2 instructor opts to edit a set of groups</text:p>
            <text:p text:style-name="Standard">2.2 instructor edits the list of students</text:p>
            <text:p text:style-name="Standard">3.2 instructor edits the number of students per group</text:p>
            <text:p text:style-name="P4">4.2 instructor edits the deadline for accepting student information</text:p>
            <text:p text:style-name="P4"/>
            <text:p text:style-name="P4">5.2 instructor edits whether or not groups are created based on skill</text:p>
            <text:p text:style-name="P4">5.2.2 instructor edits self evaluation questionnaire</text:p>
          </table:table-cell>
        </table:table-row>
      </table:table>
      <text:p text:style-name="P23"/>
      <text:p text:style-name="P8">Use Case 3,</text:p>
      <text:p text:style-name="P9">Group Creation</text:p>
      <text:p text:style-name="P10"/>
      <text:p text:style-name="P12">Actor:<text:span text:style-name="T1"> The instructor</text:span></text:p>
      <text:p text:style-name="P13"/>
      <text:p text:style-name="P13"><text:span text:style-name="T2">Description:</text:span><text:span text:style-name="T1"> The instructor initiates the group creation process. The groups are created based on the group parameters entered previously, and the instructor has the ability to modify groups. If modified groups violate the group parameters, then a warning is displayed. A warning is also displayed if the system is unable to create compatible groups.</text:span></text:p>
      <text:p text:style-name="P13"/>
      <text:p text:style-name="P12">Flow:<text:span text:style-name="T1"> See the following page. The first alternate path addresses the case where the instructor wants to create skill-based groups. The second alternate path shows the flow in the case where the created groups violate the original group parameters.</text:span></text:p>
      <text:p text:style-name="P14"/>
      <text:p text:style-name="P12">Preconditions<text:span text:style-name="T1">: Group parameters exist, all students have completed the self-evaluation questionnaire (if required) and have provided extra-curricular availability information. The deadline for student information being submitted has passed.</text:span></text:p>
      <text:p text:style-name="P14"/>
      <text:p text:style-name="P12">Postconditions<text:span text:style-name="T1">: Groups have been created, no groups exceed the maximum group size, if groups violate initial group parameters the instructor has acknowledged the warning, groups are available to students.</text:span></text:p>
      <text:p text:style-name="P8">Use Case 3,</text:p>
      <text:p text:style-name="P9">Group Creation</text:p>
      <table:table table:name="Table3" table:style-name="Table3">
        <table:table-column table:style-name="Table3.A" table:number-columns-repeated="3"/>
        <table:table-row>
          <table:table-cell table:style-name="Table3.A1" office:value-type="string">
            <text:p text:style-name="P7">Main Path</text:p>
            <text:p text:style-name="P4"/>
            <text:p text:style-name="P4">1. instructor chooses to start generating groups</text:p>
            <text:p text:style-name="P4">2. System retrieves class schedule information for each student from the institution's database</text:p>
            <text:p text:style-name="P4">3. System determines the number of groups and the number of students per group</text:p>
            <text:p text:style-name="P4">4. System generates <text:s/>groups based on instructor input, available meeting time, <text:s/>and student preferences (in that order)</text:p>
            <text:p text:style-name="P4"/>
            <text:p text:style-name="P4">6. instructor reviews and edits generated groups</text:p>
            <text:p text:style-name="P4"/>
            <text:p text:style-name="P4"/>
            <text:p text:style-name="P4"/>
            <text:p text:style-name="P4"/>
            <text:p text:style-name="P4">7. instructor finalizes groups</text:p>
            <text:p text:style-name="P6">8. Groups are made available to students</text:p>
          </table:table-cell>
          <table:table-cell table:style-name="Table3.A1" office:value-type="string">
            <text:p text:style-name="P3">Alternate Path</text:p>
            <text:p text:style-name="P4"/>
            <text:p text:style-name="P4"/>
            <text:p text:style-name="P4"/>
            <text:p text:style-name="P4"/>
            <text:p text:style-name="P4"/>
            <text:p text:style-name="P4"/>
            <text:p text:style-name="P4"/>
            <text:p text:style-name="P4"/>
            <text:p text:style-name="P4"/>
            <text:p text:style-name="P4">4.1 System generates groups based on instructor input, skill balance, available meeting time, and student preferences (in that order)</text:p>
            <text:p text:style-name="P4"/>
            <text:p text:style-name="P6"/>
          </table:table-cell>
          <table:table-cell table:style-name="Table3.A1" office:value-type="string">
            <text:p text:style-name="P3">Alternate Path 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5. System is unable to generate groups with sufficient meeting time. A warning is displayed to the user.</text:p>
            <text:p text:style-name="P6">6.1 Edited groups violate some of the initial criteria. A warning is displayed to the user. Repeat step 6 until instructor decides to confirm.</text:p>
          </table:table-cell>
        </table:table-row>
      </table:table>
      <text:p text:style-name="P11"/>
      <text:p text:style-name="P4">Justification: This is the most important feature of our software, as seen in the feature list above, and therefore of utmost importance. As well, it does not appear straightforward to implement. Therefore this satisfies all three of the three Q's of architecture, and it is essential to handle this feature first in order to reduce risk. Therefore we aim to analyze group creation in as many different ways as we can in order to fully understand the core feature of our softwar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ah Fleming</meta:initial-creator>
    <meta:creation-date>2014-11-14T09:38:23.59</meta:creation-date>
    <dc:date>2014-11-18T18:59:03.32</dc:date>
    <dc:creator>Noah Fleming</dc:creator>
    <meta:editing-duration>PT51M25S</meta:editing-duration>
    <meta:editing-cycles>7</meta:editing-cycles>
    <meta:generator>OpenOffice/4.0.1$Win32 OpenOffice.org_project/401m5$Build-9714</meta:generator>
    <meta:document-statistic meta:table-count="2" meta:image-count="0" meta:object-count="0" meta:page-count="5" meta:paragraph-count="63" meta:word-count="1007" meta:character-count="6201"/>
  </office:meta>
</office:document-meta>
</file>